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1ca801" style:font-size-asian="14pt" style:font-weight-asian="bold" style:font-size-complex="14pt"/>
    </style:style>
    <style:style style:name="T1" style:family="text">
      <style:text-properties officeooo:rsid="0029a6b7"/>
    </style:style>
    <style:style style:name="T2" style:family="text">
      <style:text-properties officeooo:rsid="001f5607"/>
    </style:style>
    <style:style style:name="T3" style:family="text">
      <style:text-properties officeooo:rsid="001ca801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ca801" style:letter-kerning="true" style:font-name-asian="DejaVu Sans" style:font-style-asian="normal" style:font-name-complex="Liberation Sans1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d519f" style:letter-kerning="true" style:font-name-asian="DejaVu Sans" style:font-style-asian="normal" style:font-name-complex="Liberation Sans1" style:text-emphasize="none"/>
    </style:style>
    <style:style style:name="T6" style:family="text">
      <style:text-properties officeooo:rsid="001d5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3">3</text:span>: <text:span text:style-name="T3">Operaciones </text:span><text:span text:style-name="T6">B</text:span><text:span text:style-name="T3">inar</text:span><text:span text:style-name="T4">ías </text:span><text:span text:style-name="T5">S</text:span><text:span text:style-name="T4">obre </text:span><text:span text:style-name="T5">D</text:span><text:span text:style-name="T4">atos </text:span><text:span text:style-name="T5">S</text:span><text:span text:style-name="T4">imp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27:19.875355205</meta:creation-date>
    <dc:date>2024-03-05T21:28:07.387251181</dc:date>
    <meta:editing-duration>PT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9" meta:character-count="60" meta:non-whitespace-character-count="51"/>
  </office:meta>
</office:document-meta>
</file>